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size="72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 alleuja, o alleluja,</text:span><text:span text:style-name="T1"><text:line-break/></text:span><text:span text:style-name="T1">alleluja chwalcie Go</text:span><text:span text:style-name="T1"><text:line-break/></text:span><text:span text:style-name="T1">O alleluja, o alleluja,</text:span><text:span text:style-name="T1"><text:line-break/></text:span><text:span text:style-name="T1">Alleluja chwalcie 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1. O Izraelu</text:span><text:span text:style-name="T1"><text:line-break/></text:span><text:span text:style-name="T1">ze snu się przebudź</text:span><text:span text:style-name="T1"><text:line-break/></text:span><text:span text:style-name="T1">A prawda dziś </text:span><text:span text:style-name="T1">wyzwoli cię</text:span><text:span text:style-name="T1"><text:line-break/></text:span><text:span text:style-name="T1">Z Syjonu</text:span><text:span text:style-name="T1"><text:line-break/></text:span><text:span text:style-name="T1">idzie twój Odkupiciel</text:span><text:span text:style-name="T1"><text:line-break/></text:span><text:span text:style-name="T1">Przybędzie Pan na święto tw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 alleuja, o alleluja,</text:span><text:span text:style-name="T1"><text:line-break/></text:span><text:span text:style-name="T1">alleluja chwalcie Go</text:span><text:span text:style-name="T1"><text:line-break/></text:span><text:span text:style-name="T1">O alleluja, o alleluja,</text:span><text:span text:style-name="T1"><text:line-break/></text:span><text:span text:style-name="T1">Alleluja chwalcie 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2. Wybrałem ciebie</text:span><text:span text:style-name="T1"><text:line-break/></text:span><text:span text:style-name="T1">z powodu nieszczęść</text:span><text:span text:style-name="T1"><text:line-break/></text:span><text:span text:style-name="T1">Tych, które wypalały cię,</text:span><text:span text:style-name="T1"><text:line-break/></text:span><text:span text:style-name="T1">I Ja z żelaza </text:span><text:span text:style-name="T1">uczynię sreb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 alleuja, o alleluja,</text:span><text:span text:style-name="T1"><text:line-break/></text:span><text:span text:style-name="T1">alleluja chwalcie Go</text:span><text:span text:style-name="T1"><text:line-break/></text:span><text:span text:style-name="T1">O alleluja, o alleluja,</text:span><text:span text:style-name="T1"><text:line-break/></text:span><text:span text:style-name="T1">Alleluja chwalcie 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3. Tyś mą wybraną,</text:span><text:span text:style-name="T1"><text:line-break/></text:span><text:span text:style-name="T1">szukałem ciebie</text:span><text:span text:style-name="T1"><text:line-break/></text:span><text:span text:style-name="T1">Wyryłem cię </text:span><text:span text:style-name="T1">na dłoni mej</text:span><text:span text:style-name="T1"><text:line-break/></text:span><text:span text:style-name="T1">I Ja zgromadzę</text:span><text:span text:style-name="T1"><text:line-break/></text:span><text:span text:style-name="T1">lud rozproszony</text:span><text:span text:style-name="T1"><text:line-break/></text:span><text:span text:style-name="T1">Wrócicie znów na ziemie sw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 alleuja, o alleluja,</text:span><text:span text:style-name="T1"><text:line-break/></text:span><text:span text:style-name="T1">alleluja chwalcie Go</text:span><text:span text:style-name="T1"><text:line-break/></text:span><text:span text:style-name="T1">O alleluja, o alleluja,</text:span><text:span text:style-name="T1"><text:line-break/></text:span><text:span text:style-name="T1">Alleluja chwalcie 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6:56:43</meta:creation-date>
    <dc:creator>Rafał Talacha</dc:creator>
    <dc:date>2009-01-27T10:47:38</dc:date>
    <dc:language>pl-PL</dc:language>
    <meta:editing-cycles>5</meta:editing-cycles>
    <meta:editing-duration>PT3M40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